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6861in" fo:margin-left="0in" table:align="left"/>
    </style:style>
    <style:style style:name="Table1.A" style:family="table-column">
      <style:table-column-properties style:column-width="2.5556in"/>
    </style:style>
    <style:style style:name="Table1.B" style:family="table-column">
      <style:table-column-properties style:column-width="2.5708in"/>
    </style:style>
    <style:style style:name="Table1.C" style:family="table-column">
      <style:table-column-properties style:column-width="2.5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3868in"/>
    </style:style>
    <style:style style:name="Table1.38" style:family="table-row">
      <style:table-row-properties style:min-row-height="0.2431in"/>
    </style:style>
    <style:style style:name="Table1.52" style:family="table-row">
      <style:table-row-properties style:min-row-height="0.4222in"/>
    </style:style>
    <style:style style:name="P1" style:family="paragraph" style:parent-style-name="Standard">
      <style:text-properties fo:color="#272727" style:font-name="Arial" fo:font-size="13pt"/>
    </style:style>
    <style:style style:name="P2" style:family="paragraph" style:parent-style-name="Standard">
      <style:text-properties fo:color="#272727" style:font-name="Arial" fo:font-size="13pt" fo:background-color="#ffffff"/>
    </style:style>
    <style:style style:name="P3" style:family="paragraph" style:parent-style-name="Standard">
      <style:text-properties fo:color="#272727" style:font-name="Arial" fo:font-size="13pt" fo:background-color="#ffffff" style:font-name-complex="Arial" style:font-size-complex="13pt" style:language-complex="he" style:country-complex="IL"/>
    </style:style>
    <style:style style:name="P4" style:family="paragraph" style:parent-style-name="Standard">
      <style:text-properties fo:color="#272727" style:font-name="Arial" fo:font-size="13pt" officeooo:rsid="00448334" officeooo:paragraph-rsid="00448334" fo:background-color="#ffffff" style:font-name-complex="Arial" style:font-size-complex="13pt" style:language-complex="he" style:country-complex="IL"/>
    </style:style>
    <style:style style:name="P5" style:family="paragraph" style:parent-style-name="Standard">
      <style:text-properties fo:color="#272727" style:font-name="Arial" fo:font-size="13pt" officeooo:rsid="0049e42e" officeooo:paragraph-rsid="0049e42e" fo:background-color="#ffffff" style:font-name-complex="Arial" style:font-size-complex="13pt" style:language-complex="he" style:country-complex="IL"/>
    </style:style>
    <style:style style:name="P6" style:family="paragraph" style:parent-style-name="Standard">
      <style:text-properties fo:color="#272727" style:font-name="Arial" fo:font-size="13pt" officeooo:rsid="004cce07" officeooo:paragraph-rsid="004cce07" fo:background-color="#ffffff" style:font-name-complex="Arial" style:font-size-complex="13pt" style:language-complex="he" style:country-complex="IL"/>
    </style:style>
    <style:style style:name="P7" style:family="paragraph" style:parent-style-name="Standard">
      <style:text-properties fo:color="#272727" style:font-name="Arial" fo:font-size="13pt" officeooo:rsid="0050352f" officeooo:paragraph-rsid="0050352f" fo:background-color="#ffffff" style:font-name-complex="Arial" style:font-size-complex="13pt" style:language-complex="he" style:country-complex="IL"/>
    </style:style>
    <style:style style:name="P8" style:family="paragraph" style:parent-style-name="Standard">
      <style:text-properties fo:color="#272727" style:font-name="Arial" fo:font-size="13pt" officeooo:rsid="00522d1e" officeooo:paragraph-rsid="00522d1e" fo:background-color="#ffffff" style:font-name-complex="Arial" style:font-size-complex="13pt" style:language-complex="he" style:country-complex="IL"/>
    </style:style>
    <style:style style:name="P9" style:family="paragraph" style:parent-style-name="Standard">
      <style:text-properties fo:color="#272727" style:font-name="Arial" fo:font-size="13pt" officeooo:rsid="00578a10" officeooo:paragraph-rsid="00578a10" fo:background-color="#ffffff" style:font-name-complex="Arial" style:font-size-complex="13pt" style:language-complex="he" style:country-complex="I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12" style:family="paragraph" style:parent-style-name="Standard">
      <style:paragraph-properties fo:text-align="end" style:justify-single-word="false" style:writing-mode="rl-tb"/>
      <style:text-properties fo:color="#272727" officeooo:paragraph-rsid="00578a10" style:font-name-complex="Arial" style:font-size-complex="13pt" style:language-complex="he" style:country-complex="IL"/>
    </style:style>
    <style:style style:name="P13" style:family="paragraph" style:parent-style-name="Standard">
      <style:paragraph-properties fo:text-align="end" style:justify-single-word="false" style:writing-mode="rl-tb"/>
      <style:text-properties fo:color="#272727" officeooo:paragraph-rsid="0050352f" style:font-name-complex="Arial" style:font-size-complex="13pt" style:language-complex="he" style:country-complex="IL" style:font-weight-complex="bold"/>
    </style:style>
    <style:style style:name="P14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33c58" style:font-name-complex="Arial" style:font-size-complex="13pt" style:language-complex="he" style:country-complex="IL"/>
    </style:style>
    <style:style style:name="P15" style:family="paragraph" style:parent-style-name="Standard">
      <style:paragraph-properties fo:text-align="end" style:justify-single-word="false" style:writing-mode="rl-tb"/>
      <style:text-properties fo:color="#272727" officeooo:rsid="00433c58" officeooo:paragraph-rsid="00448334" style:font-name-complex="Arial" style:font-size-complex="13pt" style:language-complex="he" style:country-complex="IL"/>
    </style:style>
    <style:style style:name="P1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43183" fo:background-color="#ffffff" style:font-name-complex="Arial" style:font-size-complex="13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/>
    </style:style>
    <style:style style:name="P1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542bf" fo:background-color="#ffffff" style:font-name-complex="Arial" style:font-size-complex="13pt" style:language-complex="he" style:country-complex="IL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675b4" fo:background-color="#ffffff" style:font-name-complex="Arial" style:font-size-complex="13pt" style:language-complex="he" style:country-complex="IL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86255" fo:background-color="#ffffff" style:font-name-complex="Arial" style:font-size-complex="13pt" style:language-complex="he" style:country-complex="IL" style:font-weight-complex="bold"/>
    </style:style>
    <style:style style:name="P2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324" fo:background-color="#ffffff" style:font-name-complex="Arial" style:font-size-complex="13pt" style:language-complex="he" style:country-complex="IL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9ee82" fo:background-color="#ffffff" style:font-name-complex="Arial" style:font-size-complex="13pt" style:language-complex="he" style:country-complex="IL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c766a" fo:background-color="#ffffff" style:font-name-complex="Arial" style:font-size-complex="13pt" style:language-complex="he" style:country-complex="IL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1e562f" fo:background-color="#ffffff" style:font-name-complex="Arial" style:font-size-complex="13pt" style:language-complex="he" style:country-complex="IL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15c69" fo:background-color="#ffffff" style:font-name-complex="Arial" style:font-size-complex="13pt" style:language-complex="he" style:country-complex="IL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484f7" fo:background-color="#ffffff" style:font-name-complex="Arial" style:font-size-complex="13pt" style:language-complex="he" style:country-complex="IL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 style:font-weight-complex="bold"/>
    </style:style>
    <style:style style:name="P3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6ddaf" fo:background-color="#ffffff" style:font-name-complex="Arial" style:font-size-complex="13pt" style:language-complex="he" style:country-complex="IL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7db50" fo:background-color="#ffffff" style:font-name-complex="Arial" style:font-size-complex="13pt" style:language-complex="he" style:country-complex="IL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86ff0" fo:background-color="#ffffff" style:font-name-complex="Arial" style:font-size-complex="13pt" style:language-complex="he" style:country-complex="IL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9a058" fo:background-color="#ffffff" style:font-name-complex="Arial" style:font-size-complex="13pt" style:language-complex="he" style:country-complex="IL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a70c1" fo:background-color="#ffffff" style:font-name-complex="Arial" style:font-size-complex="13pt" style:language-complex="he" style:country-complex="IL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6591" fo:background-color="#ffffff" style:font-name-complex="Arial" style:font-size-complex="13pt" style:language-complex="he" style:country-complex="IL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bf73e" fo:background-color="#ffffff" style:font-name-complex="Arial" style:font-size-complex="13pt" style:language-complex="he" style:country-complex="IL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2f6375" fo:background-color="#ffffff" style:font-name-complex="Arial" style:font-size-complex="13pt" style:language-complex="he" style:country-complex="IL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858" fo:background-color="#ffffff" style:font-name-complex="Arial" style:font-size-complex="13pt" style:language-complex="he" style:country-complex="IL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19cc8" fo:background-color="#ffffff" style:font-name-complex="Arial" style:font-size-complex="13pt" style:language-complex="he" style:country-complex="IL" style:font-weight-complex="bold"/>
    </style:style>
    <style:style style:name="P4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22066" fo:background-color="#ffffff" style:font-name-complex="Arial" style:font-size-complex="13pt" style:language-complex="he" style:country-complex="IL" style:font-weight-complex="bold"/>
    </style:style>
    <style:style style:name="P4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4cdb0" fo:background-color="#ffffff" style:font-name-complex="Arial" style:font-size-complex="13pt" style:language-complex="he" style:country-complex="IL" style:font-weight-complex="bold"/>
    </style:style>
    <style:style style:name="P4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56577" fo:background-color="#ffffff" style:font-name-complex="Arial" style:font-size-complex="13pt" style:language-complex="he" style:country-complex="IL" style:font-weight-complex="bold"/>
    </style:style>
    <style:style style:name="P4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0cfc" fo:background-color="#ffffff" style:font-name-complex="Arial" style:font-size-complex="13pt" style:language-complex="he" style:country-complex="IL" style:font-weight-complex="bold"/>
    </style:style>
    <style:style style:name="P4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paragraph-rsid="0039cbb9" fo:background-color="#ffffff" style:font-name-complex="Arial" style:font-size-complex="13pt" style:language-complex="he" style:country-complex="IL" style:font-weight-complex="bold"/>
    </style:style>
    <style:style style:name="P45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4f0ef" fo:background-color="#ffffff" style:font-name-complex="Arial" style:font-size-complex="13pt" style:language-complex="he" style:country-complex="IL" style:font-weight-complex="bold"/>
    </style:style>
    <style:style style:name="P4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47d0" fo:background-color="#ffffff" style:font-name-complex="Arial" style:font-size-complex="13pt" style:language-complex="he" style:country-complex="IL" style:font-weight-complex="bold"/>
    </style:style>
    <style:style style:name="P4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3947d0" officeooo:paragraph-rsid="0039cbb9" fo:background-color="#ffffff" style:font-name-complex="Arial" style:font-size-complex="13pt" style:language-complex="he" style:country-complex="IL" style:font-weight-complex="bold"/>
    </style:style>
    <style:style style:name="P48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25c62" fo:background-color="#ffffff" style:font-name-complex="Arial" style:font-size-complex="13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rl-tb"/>
      <style:text-properties fo:color="#272727" style:font-name="Arial" fo:font-size="13pt" officeooo:paragraph-rsid="002543bb" fo:background-color="#ffffff" style:font-name-complex="Arial" style:font-size-complex="13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33c58" officeooo:paragraph-rsid="00448334" fo:background-color="#ffffff" style:font-name-complex="Arial" style:font-size-complex="13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style:font-name-complex="Arial" style:font-size-complex="13pt" style:language-complex="he" style:country-complex="IL" style:font-weight-complex="bold"/>
    </style:style>
    <style:style style:name="P52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4e5345" fo:background-color="transparent" style:font-name-complex="Arial" style:font-size-complex="13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352f" fo:background-color="transparent" style:font-name-complex="Arial" style:font-size-complex="13pt" style:language-complex="he" style:country-complex="IL" style:font-weight-complex="bold"/>
    </style:style>
    <style:style style:name="P54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0a782" fo:background-color="transparent" style:font-name-complex="Arial" style:font-size-complex="13pt" style:language-complex="he" style:country-complex="IL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5ca4e" fo:background-color="transparent" style:font-name-complex="Arial" style:font-size-complex="13pt" style:language-complex="he" style:country-complex="IL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color="#272727" style:font-name="Arial" fo:font-size="13pt" officeooo:rsid="00481374" officeooo:paragraph-rsid="00578a10" fo:background-color="transparent" style:font-name-complex="Arial" style:font-size-complex="13pt" style:language-complex="he" style:country-complex="IL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fo:color="#272727" fo:background-color="#ffffff" style:font-name-complex="Arial" style:font-size-complex="13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rl-tb"/>
      <style:text-properties style:use-window-font-color="true" style:font-name-complex="Arial" style:font-size-complex="13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use-window-font-color="true" officeooo:paragraph-rsid="003ea0f9" style:font-name-complex="Arial" style:font-size-complex="13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style:use-window-font-color="true" officeooo:paragraph-rsid="0042335b" style:font-name-complex="Arial" style:font-size-complex="13pt" style:language-complex="he" style:country-complex="IL"/>
    </style:style>
    <style:style style:name="P62" style:family="paragraph" style:parent-style-name="Text_20_body">
      <style:paragraph-properties fo:text-align="end" style:justify-single-word="false"/>
    </style:style>
    <style:style style:name="P63" style:family="paragraph" style:parent-style-name="Text_20_body">
      <style:text-properties fo:color="#272727" style:font-name="Arial" fo:font-size="13pt"/>
    </style:style>
    <style:style style:name="P64" style:family="paragraph" style:parent-style-name="Text_20_body">
      <style:text-properties fo:color="#272727" style:font-name="Arial" fo:font-size="13pt" officeooo:rsid="003769a1" officeooo:paragraph-rsid="003769a1"/>
    </style:style>
    <style:style style:name="P65" style:family="paragraph" style:parent-style-name="Text_20_body">
      <style:text-properties fo:color="#272727" style:font-name="Arial" fo:font-size="13pt" officeooo:rsid="00448334" officeooo:paragraph-rsid="00448334"/>
    </style:style>
    <style:style style:name="P66" style:family="paragraph" style:parent-style-name="Text_20_body">
      <style:text-properties fo:color="#272727" style:font-name="Arial" fo:font-size="13pt" officeooo:rsid="00448334" officeooo:paragraph-rsid="00448334" style:font-name-complex="Arial" style:font-size-complex="13pt" style:language-complex="he" style:country-complex="IL"/>
    </style:style>
    <style:style style:name="P67" style:family="paragraph" style:parent-style-name="Text_20_body"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68" style:family="paragraph" style:parent-style-name="Text_20_body">
      <style:text-properties fo:color="#272727" style:font-name="Arial" fo:font-size="13pt" officeooo:paragraph-rsid="00448334"/>
    </style:style>
    <style:style style:name="P69" style:family="paragraph" style:parent-style-name="Text_20_body">
      <style:paragraph-properties fo:text-align="end" style:justify-single-word="false"/>
      <style:text-properties fo:color="#272727" style:font-name-complex="Arial" style:font-size-complex="13pt" style:language-complex="he" style:country-complex="IL"/>
    </style:style>
    <style:style style:name="P70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48334" officeooo:paragraph-rsid="00481374" style:font-name-complex="Arial" style:font-size-complex="13pt" style:language-complex="he" style:country-complex="IL"/>
    </style:style>
    <style:style style:name="P71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81374" style:font-name-complex="Arial" style:font-size-complex="13pt" style:language-complex="he" style:country-complex="IL"/>
    </style:style>
    <style:style style:name="P72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9fe3" style:font-name-complex="Arial" style:font-size-complex="13pt" style:language-complex="he" style:country-complex="IL"/>
    </style:style>
    <style:style style:name="P73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9e42e" style:font-name-complex="Arial" style:font-size-complex="13pt" style:language-complex="he" style:country-complex="IL"/>
    </style:style>
    <style:style style:name="P74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b0b2c" style:font-name-complex="Arial" style:font-size-complex="13pt" style:language-complex="he" style:country-complex="IL"/>
    </style:style>
    <style:style style:name="P75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style:font-name-complex="Arial" style:font-size-complex="13pt" style:language-complex="he" style:country-complex="IL"/>
    </style:style>
    <style:style style:name="P76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9e42e" officeooo:paragraph-rsid="0049e42e" style:font-name-complex="Arial" style:font-size-complex="13pt" style:language-complex="he" style:country-complex="IL"/>
    </style:style>
    <style:style style:name="P77" style:family="paragraph" style:parent-style-name="Text_20_body">
      <style:paragraph-properties fo:text-align="end" style:justify-single-word="false" style:writing-mode="rl-tb"/>
      <style:text-properties fo:color="#272727" style:font-name="Arial" fo:font-size="13pt" officeooo:rsid="00481374" officeooo:paragraph-rsid="004cce07" fo:background-color="transparent" style:font-name-complex="Arial" style:font-size-complex="13pt" style:language-complex="he" style:country-complex="IL"/>
    </style:style>
    <style:style style:name="P78" style:family="paragraph" style:parent-style-name="Table_20_Contents">
      <style:text-properties fo:color="#272727" style:font-name="Arial" fo:font-size="13pt"/>
    </style:style>
    <style:style style:name="P79" style:family="paragraph" style:parent-style-name="Table_20_Contents">
      <style:paragraph-properties fo:text-align="end" style:justify-single-word="false"/>
    </style:style>
    <style:style style:name="P80" style:family="paragraph" style:parent-style-name="Table_20_Contents">
      <style:paragraph-properties fo:text-align="end" style:justify-single-word="false" style:writing-mode="rl-tb"/>
      <style:text-properties fo:color="#272727"/>
    </style:style>
    <style:style style:name="P81" style:family="paragraph" style:parent-style-name="Table_20_Contents">
      <style:paragraph-properties fo:text-align="end" style:justify-single-word="false" style:writing-mode="rl-tb"/>
      <style:text-properties fo:color="#272727" officeooo:paragraph-rsid="000ef2d5"/>
    </style:style>
    <style:style style:name="P82" style:family="paragraph" style:parent-style-name="Table_20_Contents">
      <style:paragraph-properties fo:text-align="end" style:justify-single-word="false" style:writing-mode="rl-tb"/>
      <style:text-properties fo:color="#272727" style:font-name-complex="Arial" style:font-size-complex="13pt" style:language-complex="he" style:country-complex="IL"/>
    </style:style>
    <style:style style:name="P83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/>
    </style:style>
    <style:style style:name="P84" style:family="paragraph" style:parent-style-name="Table_20_Contents">
      <style:paragraph-properties fo:text-align="end" style:justify-single-word="false" style:writing-mode="rl-tb"/>
      <style:text-properties fo:color="#272727" officeooo:paragraph-rsid="00125aae" style:font-name-complex="Arial" style:font-size-complex="13pt" style:language-complex="he" style:country-complex="IL"/>
    </style:style>
    <style:style style:name="P85" style:family="paragraph" style:parent-style-name="Table_20_Contents">
      <style:paragraph-properties fo:text-align="end" style:justify-single-word="false" style:writing-mode="rl-tb"/>
      <style:text-properties fo:color="#272727" officeooo:paragraph-rsid="000f2bc7" style:font-name-complex="Arial" style:font-size-complex="13pt" style:language-complex="he" style:country-complex="IL" style:font-weight-complex="bold"/>
    </style:style>
    <style:style style:name="P86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paragraph-rsid="00235b48" fo:background-color="#ffffff" style:font-name-complex="Arial" style:font-size-complex="13pt" style:language-complex="he" style:country-complex="IL" style:font-weight-complex="bold"/>
    </style:style>
    <style:style style:name="P87" style:family="paragraph" style:parent-style-name="Table_20_Contents">
      <style:paragraph-properties fo:text-align="end" style:justify-single-word="false" style:writing-mode="rl-tb"/>
      <style:text-properties fo:color="#272727" style:font-name="Arial" fo:font-size="13pt" officeooo:rsid="00481374" officeooo:paragraph-rsid="00522d1e" fo:background-color="transparent" style:font-name-complex="Arial" style:font-size-complex="13pt" style:language-complex="he" style:country-complex="IL" style:font-weight-complex="bold"/>
    </style:style>
    <style:style style:name="T1" style:family="text">
      <style:text-properties officeooo:rsid="000ef2d5"/>
    </style:style>
    <style:style style:name="T2" style:family="text">
      <style:text-properties style:language-complex="he" style:country-complex="IL"/>
    </style:style>
    <style:style style:name="T3" style:family="text">
      <style:text-properties style:font-name="Arial" fo:font-size="13pt" fo:language="he" fo:country="IL"/>
    </style:style>
    <style:style style:name="T4" style:family="text">
      <style:text-properties style:font-name-complex="Arial" style:font-size-complex="13pt" style:language-complex="he" style:country-complex="IL"/>
    </style:style>
    <style:style style:name="T5" style:family="text">
      <style:text-properties officeooo:rsid="000ef2d5" style:font-name-complex="Arial" style:font-size-complex="13pt" style:language-complex="he" style:country-complex="IL"/>
    </style:style>
    <style:style style:name="T6" style:family="text">
      <style:text-properties officeooo:rsid="000f2bc7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272727" style:font-name="Arial" fo:font-size="13pt" fo:background-color="#ffffff" loext:char-shading-value="0" style:font-name-complex="Arial" style:font-size-complex="13pt" style:language-complex="he" style:country-complex="IL"/>
    </style:style>
    <style:style style:name="T9" style:family="text">
      <style:text-properties fo:color="#272727" style:font-name="Arial" fo:font-size="13pt" officeooo:rsid="002dd620" fo:background-color="#ffffff" loext:char-shading-value="0" style:font-name-complex="Arial" style:font-size-complex="13pt" style:language-complex="he" style:country-complex="IL"/>
    </style:style>
    <style:style style:name="T10" style:family="text">
      <style:text-properties fo:color="#272727" style:font-name="Arial" fo:font-size="13pt" fo:background-color="#c2e0ae" loext:char-shading-value="0" style:font-name-complex="Arial" style:font-size-complex="13pt" style:language-complex="he" style:country-complex="IL"/>
    </style:style>
    <style:style style:name="T11" style:family="text">
      <style:text-properties fo:color="#272727" style:font-name="Arial" fo:font-size="13pt" fo:background-color="#fedcc6" loext:char-shading-value="0" style:font-name-complex="Arial" style:font-size-complex="13pt" style:language-complex="he" style:country-complex="IL"/>
    </style:style>
    <style:style style:name="T12" style:family="text">
      <style:text-properties fo:color="#272727" fo:background-color="#c2e0ae" loext:char-shading-value="0" style:font-name-complex="Arial" style:font-size-complex="13pt" style:language-complex="he" style:country-complex="IL"/>
    </style:style>
    <style:style style:name="T13" style:family="text">
      <style:text-properties fo:color="#272727" fo:background-color="#ffffff" loext:char-shading-value="0" style:font-name-complex="Arial" style:font-size-complex="13pt" style:language-complex="he" style:country-complex="IL"/>
    </style:style>
    <style:style style:name="T14" style:family="text">
      <style:text-properties fo:color="#272727" fo:background-color="transparent" loext:char-shading-value="0" style:font-name-complex="Arial" style:font-size-complex="13pt" style:language-complex="he" style:country-complex="IL"/>
    </style:style>
    <style:style style:name="T15" style:family="text">
      <style:text-properties officeooo:rsid="00125aae"/>
    </style:style>
    <style:style style:name="T16" style:family="text">
      <style:text-properties officeooo:rsid="00143183"/>
    </style:style>
    <style:style style:name="T17" style:family="text">
      <style:text-properties officeooo:rsid="001542bf"/>
    </style:style>
    <style:style style:name="T18" style:family="text">
      <style:text-properties officeooo:rsid="001675b4"/>
    </style:style>
    <style:style style:name="T19" style:family="text">
      <style:text-properties officeooo:rsid="00186255"/>
    </style:style>
    <style:style style:name="T20" style:family="text">
      <style:text-properties officeooo:rsid="0019e324"/>
    </style:style>
    <style:style style:name="T21" style:family="text">
      <style:text-properties officeooo:rsid="0019ee82"/>
    </style:style>
    <style:style style:name="T22" style:family="text">
      <style:text-properties fo:language="he" fo:country="IL"/>
    </style:style>
    <style:style style:name="T23" style:family="text">
      <style:text-properties officeooo:rsid="001c766a"/>
    </style:style>
    <style:style style:name="T24" style:family="text">
      <style:text-properties officeooo:rsid="001e562f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fdc578" loext:char-shading-value="0"/>
    </style:style>
    <style:style style:name="T27" style:family="text">
      <style:text-properties officeooo:rsid="00215c69"/>
    </style:style>
    <style:style style:name="T28" style:family="text">
      <style:text-properties officeooo:rsid="00225c62"/>
    </style:style>
    <style:style style:name="T29" style:family="text">
      <style:text-properties officeooo:rsid="00235b48"/>
    </style:style>
    <style:style style:name="T30" style:family="text">
      <style:text-properties officeooo:rsid="002484f7"/>
    </style:style>
    <style:style style:name="T31" style:family="text">
      <style:text-properties officeooo:rsid="0024f0ef"/>
    </style:style>
    <style:style style:name="T32" style:family="text">
      <style:text-properties officeooo:rsid="002543bb"/>
    </style:style>
    <style:style style:name="T33" style:family="text">
      <style:text-properties officeooo:rsid="0026ddaf"/>
    </style:style>
    <style:style style:name="T34" style:family="text">
      <style:text-properties officeooo:rsid="0027db50"/>
    </style:style>
    <style:style style:name="T35" style:family="text">
      <style:text-properties officeooo:rsid="00286ff0"/>
    </style:style>
    <style:style style:name="T36" style:family="text">
      <style:text-properties officeooo:rsid="0029a058"/>
    </style:style>
    <style:style style:name="T37" style:family="text">
      <style:text-properties officeooo:rsid="002a70c1"/>
    </style:style>
    <style:style style:name="T38" style:family="text">
      <style:text-properties officeooo:rsid="002b6591"/>
    </style:style>
    <style:style style:name="T39" style:family="text">
      <style:text-properties officeooo:rsid="002f6375"/>
    </style:style>
    <style:style style:name="T40" style:family="text">
      <style:text-properties officeooo:rsid="00319858"/>
    </style:style>
    <style:style style:name="T41" style:family="text">
      <style:text-properties officeooo:rsid="00319cc8"/>
    </style:style>
    <style:style style:name="T42" style:family="text">
      <style:text-properties fo:background-color="#c2e0ae" loext:char-shading-value="0"/>
    </style:style>
    <style:style style:name="T43" style:family="text">
      <style:text-properties fo:background-color="#c2e0ae" loext:char-shading-value="0"/>
    </style:style>
    <style:style style:name="T44" style:family="text">
      <style:text-properties officeooo:rsid="00322066"/>
    </style:style>
    <style:style style:name="T45" style:family="text">
      <style:text-properties officeooo:rsid="00339751"/>
    </style:style>
    <style:style style:name="T46" style:family="text">
      <style:text-properties officeooo:rsid="0034cdb0"/>
    </style:style>
    <style:style style:name="T47" style:family="text">
      <style:text-properties officeooo:rsid="00356577"/>
    </style:style>
    <style:style style:name="T48" style:family="text">
      <style:text-properties officeooo:rsid="00390cfc"/>
    </style:style>
    <style:style style:name="T49" style:family="text">
      <style:text-properties fo:background-color="#fedcc6" loext:char-shading-value="0"/>
    </style:style>
    <style:style style:name="T50" style:family="text">
      <style:text-properties officeooo:rsid="0039cbb9"/>
    </style:style>
    <style:style style:name="T51" style:family="text">
      <style:text-properties officeooo:rsid="003bc4ef"/>
    </style:style>
    <style:style style:name="T52" style:family="text">
      <style:text-properties officeooo:rsid="003ea0f9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499fe3" fo:background-color="transparent" loext:char-shading-value="0"/>
    </style:style>
    <style:style style:name="T55" style:family="text">
      <style:text-properties officeooo:rsid="00404048"/>
    </style:style>
    <style:style style:name="T56" style:family="text">
      <style:text-properties fo:background-color="#ffdaa2" loext:char-shading-value="0"/>
    </style:style>
    <style:style style:name="T57" style:family="text">
      <style:text-properties officeooo:rsid="0042335b"/>
    </style:style>
    <style:style style:name="T58" style:family="text">
      <style:text-properties style:text-position="33% 80%"/>
    </style:style>
    <style:style style:name="T59" style:family="text">
      <style:text-properties officeooo:rsid="00448334"/>
    </style:style>
    <style:style style:name="T60" style:family="text">
      <style:text-properties officeooo:rsid="00481374"/>
    </style:style>
    <style:style style:name="T61" style:family="text">
      <style:text-properties officeooo:rsid="0049e42e"/>
    </style:style>
    <style:style style:name="T62" style:family="text">
      <style:text-properties officeooo:rsid="004b0b2c"/>
    </style:style>
    <style:style style:name="T63" style:family="text">
      <style:text-properties officeooo:rsid="004cce07"/>
    </style:style>
    <style:style style:name="T64" style:family="text">
      <style:text-properties fo:background-color="#dfcce4" loext:char-shading-value="0"/>
    </style:style>
    <style:style style:name="T65" style:family="text">
      <style:text-properties fo:background-color="#dfcce4" loext:char-shading-value="0"/>
    </style:style>
    <style:style style:name="T66" style:family="text">
      <style:text-properties officeooo:rsid="004e5345"/>
    </style:style>
    <style:style style:name="T67" style:family="text">
      <style:text-properties officeooo:rsid="004f2b6f"/>
    </style:style>
    <style:style style:name="T68" style:family="text">
      <style:text-properties officeooo:rsid="0050352f"/>
    </style:style>
    <style:style style:name="T69" style:family="text">
      <style:text-properties officeooo:rsid="0050a782"/>
    </style:style>
    <style:style style:name="T70" style:family="text">
      <style:text-properties officeooo:rsid="00522d1e"/>
    </style:style>
    <style:style style:name="T71" style:family="text">
      <style:text-properties fo:font-weight="normal" officeooo:rsid="00522d1e" style:font-weight-asian="normal" style:font-weight-complex="normal"/>
    </style:style>
    <style:style style:name="T72" style:family="text">
      <style:text-properties fo:font-weight="normal" officeooo:rsid="0053cd05" style:font-weight-asian="normal" style:font-weight-complex="normal"/>
    </style:style>
    <style:style style:name="T73" style:family="text">
      <style:text-properties officeooo:rsid="0053cd05"/>
    </style:style>
    <style:style style:name="T74" style:family="text">
      <style:text-properties officeooo:rsid="0055ca4e"/>
    </style:style>
    <style:style style:name="T75" style:family="text">
      <style:text-properties officeooo:rsid="00578a10"/>
    </style:style>
    <style:style style:name="T76" style:family="text">
      <style:text-properties fo:background-color="#fffbcc" loext:char-shading-value="0"/>
    </style:style>
    <style:style style:name="T77" style:family="text">
      <style:text-properties fo:background-color="#fff9ae" loext:char-shading-value="0"/>
    </style:style>
    <style:style style:name="T78" style:family="text">
      <style:text-properties fo:background-color="#fff450" loext:char-shading-value="0"/>
    </style:style>
    <style:style style:name="T79" style:family="text">
      <style:text-properties officeooo:rsid="0058cc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youtube.com/watch?v=QupBFdoZ1iY" text:style-name="Internet_20_link" text:visited-style-name="Visited_20_Internet_20_Link">https://www.youtube.com/watch?v=QupBFdoZ1iY</text:a></text:p>
      <text:p text:style-name="Text_20_body"><text:a xlink:type="simple" xlink:href="http://netanyahu70thyomhaatsmaut.blogspot.ch/2018/04/dear-citizens-of-israel-in-this-lofty.html" text:style-name="Internet_20_link" text:visited-style-name="Visited_20_Internet_20_Link">http://netanyahu70thyomhaatsmaut.blogspot.ch/2018/04/dear-citizens-of-israel-in-this-lofty.html</text:a></text:p>
      <text:p text:style-name="Text_20_body"/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dear citizens of <text:span text:style-name="T1">Is</text:span>rael</text:p>
          </table:table-cell>
          <table:table-cell table:style-name="Table1.A1" office:value-type="string">
            <text:p text:style-name="P50">אזרח <text:span text:style-name="T59">citizen</text:span></text:p>
          </table:table-cell>
          <table:table-cell table:style-name="Table1.C1" office:value-type="string">
            <text:p text:style-name="P79">אזרחי <text:span text:style-name="T43">ישראל</text:span> היקרים</text:p>
          </table:table-cell>
        </table:table-row>
        <table:table-row>
          <table:table-cell table:style-name="Table1.A2" office:value-type="string">
            <text:p text:style-name="P78">In this lofty moment</text:p>
          </table:table-cell>
          <table:table-cell table:style-name="Table1.A2" office:value-type="string">
            <text:p text:style-name="P79">רגע <text:span text:style-name="T29">= moment</text:span></text:p>
            <text:p text:style-name="P81"><text:span text:style-name="T4">הזה=</text:span><text:span text:style-name="T5">this</text:span></text:p>
          </table:table-cell>
          <table:table-cell table:style-name="Table1.C2" office:value-type="string">
            <text:p text:style-name="P80"><text:span text:style-name="T4">ברגע הנשגב הזה</text:span></text:p>
          </table:table-cell>
        </table:table-row>
        <table:table-row>
          <table:table-cell table:style-name="Table1.A2" office:value-type="string">
            <text:p text:style-name="P1"><text:span text:style-name="T7">Where we are celebrating</text:span></text:p>
          </table:table-cell>
          <table:table-cell table:style-name="Table1.A2" office:value-type="string">
            <text:p text:style-name="P79"><text:span text:style-name="T1">we=</text:span>אנו</text:p>
          </table:table-cell>
          <table:table-cell table:style-name="Table1.C2" office:value-type="string">
            <text:p text:style-name="P82">בו אנו חוגגים</text:p>
          </table:table-cell>
        </table:table-row>
        <table:table-row>
          <table:table-cell table:style-name="Table1.A2" office:value-type="string">
            <text:p text:style-name="P2">70 years for the state of Israel</text:p>
          </table:table-cell>
          <table:table-cell table:style-name="Table1.A2" office:value-type="string">
            <text:p text:style-name="P83">מדינת <text:span text:style-name="T57">country</text:span></text:p>
            <text:p text:style-name="P83"><text:s/>שִׁבעִים <text:span text:style-name="T15">= seventy / </text:span>שנה <text:span text:style-name="T6">= year</text:span></text:p>
          </table:table-cell>
          <table:table-cell table:style-name="Table1.C2" office:value-type="string">
            <text:p text:style-name="P84"><text:span text:style-name="T6">שִׁבעִים </text:span>שנה למדינת ישראל</text:p>
          </table:table-cell>
        </table:table-row>
        <table:table-row>
          <table:table-cell table:style-name="Table1.A2" office:value-type="string">
            <text:p text:style-name="P2">I have a memory engraved in me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82">טבוע בי זיכרון</text:p>
          </table:table-cell>
        </table:table-row>
        <table:table-row>
          <table:table-cell table:style-name="Table1.A2" office:value-type="string">
            <text:p text:style-name="P2">That has to do with the verses</text:p>
          </table:table-cell>
          <table:table-cell table:style-name="Table1.A2" office:value-type="string">
            <text:p text:style-name="P83"/>
          </table:table-cell>
          <table:table-cell table:style-name="Table1.C2" office:value-type="string">
            <text:p text:style-name="P82">שקשור בפסוקי</text:p>
          </table:table-cell>
        </table:table-row>
        <table:table-row>
          <table:table-cell table:style-name="Table1.A2" office:value-type="string">
            <text:p text:style-name="P3">Of the independence scroll</text:p>
          </table:table-cell>
          <table:table-cell table:style-name="Table1.A2" office:value-type="string">
            <text:p text:style-name="P13">עצמאות <text:span text:style-name="T68">Independence</text:span></text:p>
            <text:p text:style-name="P85">מגילה <text:span text:style-name="T16">= scroll </text:span></text:p>
          </table:table-cell>
          <table:table-cell table:style-name="Table1.C2" office:value-type="string">
            <text:p text:style-name="P16">מגילת העצמאות</text:p>
          </table:table-cell>
        </table:table-row>
        <table:table-row>
          <table:table-cell table:style-name="Table1.A2" office:value-type="string">
            <text:p text:style-name="P3">In the land of Israel was established</text:p>
          </table:table-cell>
          <table:table-cell table:style-name="Table1.A2" office:value-type="string">
            <text:p text:style-name="P18">ארץ <text:span text:style-name="T17">= land </text:span></text:p>
          </table:table-cell>
          <table:table-cell table:style-name="Table1.C2" office:value-type="string">
            <text:p text:style-name="P16">בארץ ישראל קם</text:p>
          </table:table-cell>
        </table:table-row>
        <table:table-row>
          <table:table-cell table:style-name="Table1.A2" office:value-type="string">
            <text:p text:style-name="P3">The Jewish people</text:p>
          </table:table-cell>
          <table:table-cell table:style-name="Table1.A2" office:value-type="string">
            <text:p text:style-name="P19">עם <text:span text:style-name="T18">= people / יהודי = jewish</text:span></text:p>
          </table:table-cell>
          <table:table-cell table:style-name="Table1.C2" office:value-type="string">
            <text:p text:style-name="P16">העם היהודי</text:p>
          </table:table-cell>
        </table:table-row>
        <table:table-row>
          <table:table-cell table:style-name="Table1.A2" office:value-type="string">
            <text:p text:style-name="P3">After it was exiled</text:p>
          </table:table-cell>
          <table:table-cell table:style-name="Table1.A2" office:value-type="string">
            <text:p text:style-name="P42">לְגַלוֹת <text:span text:style-name="T47">to exile</text:span></text:p>
            <text:p text:style-name="P42">לאחר <text:span text:style-name="T19">after </text:span></text:p>
          </table:table-cell>
          <table:table-cell table:style-name="Table1.C2" office:value-type="string">
            <text:p text:style-name="P16">לאחר שהוגלה העם</text:p>
          </table:table-cell>
        </table:table-row>
        <table:table-row>
          <table:table-cell table:style-name="Table1.A2" office:value-type="string">
            <text:p text:style-name="P3">from it’s country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6">מ<text:span text:style-name="T43">ארצ</text:span>ו בכוח הזרוע</text:p>
          </table:table-cell>
        </table:table-row>
        <table:table-row>
          <table:table-cell table:style-name="Table1.A2" office:value-type="string">
            <text:p text:style-name="P3">It kept it’s faith wherever it was</text:p>
          </table:table-cell>
          <table:table-cell table:style-name="Table1.A2" office:value-type="string">
            <text:p text:style-name="P21">בכל<text:span text:style-name="T20">in all</text:span></text:p>
            <text:p text:style-name="P44">אמונים <text:span text:style-name="T50">Faith</text:span></text:p>
            <text:p text:style-name="P44">ארצות <text:span text:style-name="T21">countries</text:span></text:p>
          </table:table-cell>
          <table:table-cell table:style-name="Table1.C2" office:value-type="string">
            <text:p text:style-name="P16">שמר לה אמונים בכל ארצות פזוריו</text:p>
          </table:table-cell>
        </table:table-row>
        <table:table-row>
          <table:table-cell table:style-name="Table1.A2" office:value-type="string">
            <text:p text:style-name="P3">32 years ago</text:p>
          </table:table-cell>
          <table:table-cell table:style-name="Table1.A2" office:value-type="string">
            <text:p text:style-name="P22">שנים <text:span text:style-name="T21">years</text:span></text:p>
            <text:p text:style-name="P22">לפני <text:span text:style-name="T21">before</text:span></text:p>
          </table:table-cell>
          <table:table-cell table:style-name="Table1.C2" office:value-type="string">
            <text:p text:style-name="P16">לפני <text:span text:style-name="T22">32 </text:span>שנים</text:p>
          </table:table-cell>
        </table:table-row>
        <table:table-row>
          <table:table-cell table:style-name="Table1.A2" office:value-type="string">
            <text:p text:style-name="P3">On a rainy morning</text:p>
          </table:table-cell>
          <table:table-cell table:style-name="Table1.A2" office:value-type="string">
            <text:p text:style-name="P23">בוקר <text:span text:style-name="T23">morning / גשום rainy</text:span></text:p>
          </table:table-cell>
          <table:table-cell table:style-name="Table1.C2" office:value-type="string">
            <text:p text:style-name="P17">בבוקר גשום</text:p>
          </table:table-cell>
        </table:table-row>
        <table:table-row>
          <table:table-cell table:style-name="Table1.A2" office:value-type="string">
            <text:p text:style-name="P3">I visited the Titus Arch in Rome</text:p>
          </table:table-cell>
          <table:table-cell table:style-name="Table1.A2" office:value-type="string">
            <text:p text:style-name="P24"><text:s/>ברומא<text:span text:style-name="T24">in Rome / </text:span>טיטוס <text:span text:style-name="T24">Titus</text:span></text:p>
          </table:table-cell>
          <table:table-cell table:style-name="Table1.C2" office:value-type="string">
            <text:p text:style-name="P17">ביקר<text:span text:style-name="T26">תי</text:span> בשער טיטוס ברומא</text:p>
          </table:table-cell>
        </table:table-row>
        <table:table-row>
          <table:table-cell table:style-name="Table1.A2" office:value-type="string">
            <text:p text:style-name="P3">I stood under this ancient archway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17">עמד<text:span text:style-name="T26">תי</text:span> תחת הקשת העתיק</text:p>
          </table:table-cell>
        </table:table-row>
        <table:table-row>
          <table:table-cell table:style-name="Table1.A2" office:value-type="string">
            <text:p text:style-name="P3">By me were groups of tourists</text:p>
          </table:table-cell>
          <table:table-cell table:style-name="Table1.A2" office:value-type="string">
            <text:p text:style-name="P25">תיירי<text:span text:style-name="T27">tourists</text:span></text:p>
          </table:table-cell>
          <table:table-cell table:style-name="Table1.C2" office:value-type="string">
            <text:p text:style-name="P17">לידי קבוצות תיירים</text:p>
          </table:table-cell>
        </table:table-row>
        <table:table-row>
          <table:table-cell table:style-name="Table1.A2" office:value-type="string">
            <text:p text:style-name="P3">From Japan, and from Scandinavia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17">מיפן ומסקנדינבי</text:p>
          </table:table-cell>
        </table:table-row>
        <table:table-row>
          <table:table-cell table:style-name="Table1.A2" office:value-type="string">
            <text:p text:style-name="P3">The tour guide</text:p>
          </table:table-cell>
          <table:table-cell table:style-name="Table1.A2" office:value-type="string">
            <text:p text:style-name="P25">תיירי<text:span text:style-name="T27">tourists</text:span></text:p>
          </table:table-cell>
          <table:table-cell table:style-name="Table1.C2" office:value-type="string">
            <text:p text:style-name="P17">מדריך התיירים</text:p>
          </table:table-cell>
        </table:table-row>
        <table:table-row>
          <table:table-cell table:style-name="Table1.A2" office:value-type="string">
            <text:p text:style-name="P3">Pointed with his wet umbrella</text:p>
          </table:table-cell>
          <table:table-cell table:style-name="Table1.A2" office:value-type="string">
            <text:p text:style-name="P26">מים<text:span text:style-name="T28">water</text:span></text:p>
          </table:table-cell>
          <table:table-cell table:style-name="Table1.C2" office:value-type="string">
            <text:p text:style-name="P17">הצביע במטרייה נוטפת מים</text:p>
          </table:table-cell>
        </table:table-row>
        <table:table-row>
          <table:table-cell table:style-name="Table1.A2" office:value-type="string">
            <text:p text:style-name="P3">At this sculpture of the Roman soldiers</text:p>
          </table:table-cell>
          <table:table-cell table:style-name="Table1.A2" office:value-type="string">
            <text:p text:style-name="P26">על</text:p>
          </table:table-cell>
          <table:table-cell table:style-name="Table1.C2" office:value-type="string">
            <text:p text:style-name="P17">על תבליט החיילים הרומים</text:p>
          </table:table-cell>
        </table:table-row>
        <table:table-row>
          <table:table-cell table:style-name="Table1.A2" office:value-type="string">
            <text:p text:style-name="P48">Who are carrying in their victory parade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17">שנושאים בתהלוכת ניצחון</text:p>
          </table:table-cell>
        </table:table-row>
        <table:table-row>
          <table:table-cell table:style-name="Table1.A2" office:value-type="string">
            <text:p text:style-name="P48">The menorah of the Temple that was destroyed</text:p>
          </table:table-cell>
          <table:table-cell table:style-name="Table1.A2" office:value-type="string">
            <text:p text:style-name="P26">מקדש<text:span text:style-name="T28">temple</text:span></text:p>
            <text:p text:style-name="P26">בית <text:span text:style-name="T28">home</text:span></text:p>
            <text:p text:style-name="P26"><text:soft-page-break/>מנורת<text:span text:style-name="T28">lamp</text:span></text:p>
          </table:table-cell>
          <table:table-cell table:style-name="Table1.C2" office:value-type="string">
            <text:p text:style-name="P17"><text:span text:style-name="T26">את</text:span> מנורת בית המקדש שחרב</text:p>
          </table:table-cell>
        </table:table-row>
        <table:table-row>
          <table:table-cell table:style-name="Table1.A2" office:value-type="string">
            <text:p text:style-name="P48">This was the moment of self-reflection</text:p>
          </table:table-cell>
          <table:table-cell table:style-name="Table1.A2" office:value-type="string">
            <text:p text:style-name="P27">זה<text:span text:style-name="T29">this</text:span></text:p>
            <text:p text:style-name="P86">רגע <text:span text:style-name="T29">= moment</text:span></text:p>
            <text:p text:style-name="P27">היה<text:span text:style-name="T29">was</text:span></text:p>
          </table:table-cell>
          <table:table-cell table:style-name="Table1.C2" office:value-type="string">
            <text:p text:style-name="P17">זה היה רגע של התכנסות בתוך עצמי</text:p>
          </table:table-cell>
        </table:table-row>
        <table:table-row>
          <table:table-cell table:style-name="Table1.A2" office:value-type="string">
            <text:p text:style-name="P48">I thought about our people, about it’s history</text:p>
          </table:table-cell>
          <table:table-cell table:style-name="Table1.A2" office:value-type="string">
            <text:p text:style-name="P28">עמנו <text:span text:style-name="T30">our people</text:span></text:p>
          </table:table-cell>
          <table:table-cell table:style-name="Table1.C2" office:value-type="string">
            <text:p text:style-name="P17">הרהר<text:span text:style-name="T26">תי</text:span> בתהפוכות הגורל של עמנו</text:p>
          </table:table-cell>
        </table:table-row>
        <table:table-row>
          <table:table-cell table:style-name="Table1.A2" office:value-type="string">
            <text:p text:style-name="P49">But all the sudden</text:p>
          </table:table-cell>
          <table:table-cell table:style-name="Table1.A2" office:value-type="string">
            <text:p text:style-name="P45">אבל<text:span text:style-name="T31">but </text:span></text:p>
          </table:table-cell>
          <table:table-cell table:style-name="Table1.C2" office:value-type="string">
            <text:p text:style-name="P49">אבל פתאום</text:p>
          </table:table-cell>
        </table:table-row>
        <table:table-row>
          <table:table-cell table:style-name="Table1.A2" office:value-type="string">
            <text:p text:style-name="P49">I saw the tourists were very moved</text:p>
          </table:table-cell>
          <table:table-cell table:style-name="Table1.A2" office:value-type="string">
            <text:p text:style-name="P29"><text:span text:style-name="T32">tourists </text:span>שהתיירים </text:p>
            <text:p text:style-name="P29">לב <text:span text:style-name="T32">heart</text:span></text:p>
            <text:p text:style-name="P29">מאוד<text:span text:style-name="T32">very </text:span></text:p>
          </table:table-cell>
          <table:table-cell table:style-name="Table1.C2" office:value-type="string">
            <text:p text:style-name="P17">שמתי לב שהתיירים מאוד מתרגשים</text:p>
          </table:table-cell>
        </table:table-row>
        <table:table-row>
          <table:table-cell table:style-name="Table1.A2" office:value-type="string">
            <text:p text:style-name="P49">And they kept pointing at the menorah very enthusiastically</text:p>
          </table:table-cell>
          <table:table-cell table:style-name="Table1.A2" office:value-type="string">
            <text:p text:style-name="P30">המנורה <text:span text:style-name="T33">lamp</text:span></text:p>
            <text:p text:style-name="P30">הם<text:span text:style-name="T33">they</text:span></text:p>
          </table:table-cell>
          <table:table-cell table:style-name="Table1.C2" office:value-type="string">
            <text:p text:style-name="P17">הם מצביעים על המנורה בהתלהבות</text:p>
          </table:table-cell>
        </table:table-row>
        <table:table-row>
          <table:table-cell table:style-name="Table1.A2" office:value-type="string">
            <text:p text:style-name="P49">And some said very clearly: Israel, Israel</text:p>
          </table:table-cell>
          <table:table-cell table:style-name="Table1.A2" office:value-type="string">
            <text:p text:style-name="P31">מהם <text:span text:style-name="T34">from them</text:span></text:p>
            <text:p text:style-name="P31">אֹמֶר <text:span text:style-name="T34">say</text:span></text:p>
          </table:table-cell>
          <table:table-cell table:style-name="Table1.C2" office:value-type="string">
            <text:p text:style-name="P17">וכמה מ<text:span text:style-name="T26">הם</text:span> אומר<text:span text:style-name="T26">ים</text:span> בבירור<text:span text:style-name="T22">: </text:span>ישראל<text:span text:style-name="T22">, </text:span>ישראל</text:p>
          </table:table-cell>
        </table:table-row>
        <table:table-row>
          <table:table-cell table:style-name="Table1.A2" office:value-type="string">
            <text:p text:style-name="P49">They were expressing what many others feel</text:p>
            <text:p text:style-name="P49"/>
          </table:table-cell>
          <table:table-cell table:style-name="Table1.A2" office:value-type="string">
            <text:p text:style-name="P32">הם</text:p>
          </table:table-cell>
          <table:table-cell table:style-name="Table1.C2" office:value-type="string">
            <text:p text:style-name="P17">הם ביטאו מה שמרגישים רבים</text:p>
          </table:table-cell>
        </table:table-row>
        <table:table-row>
          <table:table-cell table:style-name="Table1.A2" office:value-type="string">
            <text:p text:style-name="P49">When they visit this same place</text:p>
          </table:table-cell>
          <table:table-cell table:style-name="Table1.A2" office:value-type="string">
            <text:p text:style-name="P32">טיטוס <text:span text:style-name="T35">titus</text:span></text:p>
          </table:table-cell>
          <table:table-cell table:style-name="Table1.C2" office:value-type="string">
            <text:p text:style-name="P17">שמבקרים בשער טיטוס</text:p>
          </table:table-cell>
        </table:table-row>
        <table:table-row>
          <table:table-cell table:style-name="Table1.A2" office:value-type="string">
            <text:p text:style-name="P49">That this Menorah</text:p>
          </table:table-cell>
          <table:table-cell table:style-name="Table1.A2" office:value-type="string">
            <text:p text:style-name="P33">שמנורה <text:span text:style-name="T36">lamp</text:span></text:p>
            <text:p text:style-name="P33">זו <text:span text:style-name="T36">this</text:span></text:p>
          </table:table-cell>
          <table:table-cell table:style-name="Table1.C2" office:value-type="string">
            <text:p text:style-name="P17">שמנורה זו</text:p>
          </table:table-cell>
        </table:table-row>
        <table:table-row>
          <table:table-cell table:style-name="Table1.A2" office:value-type="string">
            <text:p text:style-name="P49">This candelabra that was engraved in stone</text:p>
          </table:table-cell>
          <table:table-cell table:style-name="Table1.A2" office:value-type="string">
            <text:p text:style-name="P34">אבן <text:span text:style-name="T37">stone</text:span></text:p>
          </table:table-cell>
          <table:table-cell table:style-name="Table1.C2" office:value-type="string">
            <text:p text:style-name="P17">שנחקקה באבן</text:p>
          </table:table-cell>
        </table:table-row>
        <table:table-row>
          <table:table-cell table:style-name="Table1.A2" office:value-type="string">
            <text:p text:style-name="P49">As a symbol of slavery, of destruction</text:p>
          </table:table-cell>
          <table:table-cell table:style-name="Table1.A2" office:value-type="string">
            <text:p text:style-name="P35">סמל <text:span text:style-name="T38">symbol</text:span></text:p>
          </table:table-cell>
          <table:table-cell table:style-name="Table1.C2" office:value-type="string">
            <text:p text:style-name="P17"><text:span text:style-name="T26">כ</text:span>סמל לשעבוד וחורבן</text:p>
          </table:table-cell>
        </table:table-row>
        <table:table-row>
          <table:table-cell table:style-name="Table1.A2" office:value-type="string">
            <text:p text:style-name="P49">This menorah was turned into a symbol</text:p>
          </table:table-cell>
          <table:table-cell table:style-name="Table1.A2" office:value-type="string">
            <text:p text:style-name="P35">זאת <text:s/><text:span text:style-name="T38">this f</text:span></text:p>
            <text:p text:style-name="P36">סמל <text:span text:style-name="T38">symbol</text:span></text:p>
            <text:p text:style-name="P35">מנורה</text:p>
          </table:table-cell>
          <table:table-cell table:style-name="Table1.C2" office:value-type="string">
            <text:p text:style-name="P17">המנורה ה<text:span text:style-name="T26">זאת</text:span> הפכה לסמל</text:p>
          </table:table-cell>
        </table:table-row>
        <table:table-row>
          <table:table-cell table:style-name="Table1.A2" office:value-type="string">
            <text:p text:style-name="Text_20_body"><text:span text:style-name="T9">Of </text:span><text:span text:style-name="T2">revival</text:span><text:span text:style-name="T9"> and rebirth</text:span></text:p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58">של תחייה ותקומה</text:p>
          </table:table-cell>
        </table:table-row>
        <table:table-row table:style-name="Table1.37">
          <table:table-cell table:style-name="Table1.A2" office:value-type="string">
            <text:p text:style-name="Text_20_body">And it is here before our very eyes</text:p>
          </table:table-cell>
          <table:table-cell table:style-name="Table1.A2" office:value-type="string">
            <text:p text:style-name="P37">היא <text:span text:style-name="T39">is</text:span></text:p>
          </table:table-cell>
          <table:table-cell table:style-name="Table1.C2" office:value-type="string">
            <text:p text:style-name="P17">הנה היא כאן לפנינו</text:p>
          </table:table-cell>
        </table:table-row>
        <table:table-row table:style-name="Table1.38">
          <table:table-cell table:style-name="Table1.A2" office:value-type="string">
            <text:p text:style-name="P63">And this, my friends,</text:p>
          </table:table-cell>
          <table:table-cell table:style-name="Table1.A2" office:value-type="string">
            <text:p text:style-name="P38">זהו<text:span text:style-name="T40">this</text:span></text:p>
            <text:p text:style-name="P37">ידיד <text:span text:style-name="T40">friend</text:span></text:p>
          </table:table-cell>
          <table:table-cell table:style-name="Table1.C2" office:value-type="string">
            <text:p text:style-name="P17">וזהו ידידיי</text:p>
          </table:table-cell>
        </table:table-row>
        <table:table-row table:style-name="Table1.38">
          <table:table-cell table:style-name="Table1.A2" office:value-type="string">
            <text:p text:style-name="P63">Is something that has no match</text:p>
          </table:table-cell>
          <table:table-cell table:style-name="Table1.A2" office:value-type="string">
            <text:p text:style-name="P39">דבר</text:p>
            <text:p text:style-name="P39">לו<text:span text:style-name="T41">to him</text:span></text:p>
          </table:table-cell>
          <table:table-cell table:style-name="Table1.C2" office:value-type="string">
            <text:p text:style-name="P17"><text:span text:style-name="T26">זהו</text:span> דבר שאין לו משל</text:p>
          </table:table-cell>
        </table:table-row>
        <table:table-row table:style-name="Table1.38">
          <table:table-cell table:style-name="Table1.A2" office:value-type="string">
            <text:p text:style-name="P63">in all other people’s history</text:p>
          </table:table-cell>
          <table:table-cell table:style-name="Table1.A2" office:value-type="string">
            <text:p text:style-name="P40">תולדות <text:span text:style-name="T44">history</text:span></text:p>
          </table:table-cell>
          <table:table-cell table:style-name="Table1.C2" office:value-type="string">
            <text:p text:style-name="P17">בתולדות ה<text:span text:style-name="T43">עמ</text:span>ים</text:p>
          </table:table-cell>
        </table:table-row>
        <table:table-row table:style-name="Table1.38">
          <table:table-cell table:style-name="Table1.A2" office:value-type="string">
            <text:p text:style-name="P63">Because all the ancient peoples who were exiled</text:p>
          </table:table-cell>
          <table:table-cell table:style-name="Table1.A2" office:value-type="string">
            <text:p text:style-name="P41">כל <text:span text:style-name="T46">all</text:span></text:p>
            <text:p text:style-name="P42">לְגַלוֹת <text:span text:style-name="T47">to exile</text:span></text:p>
            <text:p text:style-name="P41">כי <text:span text:style-name="T45">because</text:span></text:p>
          </table:table-cell>
          <table:table-cell table:style-name="Table1.C2" office:value-type="string">
            <text:p text:style-name="P17">כי כל ה<text:span text:style-name="T43">עמ</text:span>ים העתיקים שהוגלו מ<text:span text:style-name="T43">ארצ</text:span>ם</text:p>
          </table:table-cell>
        </table:table-row>
        <table:table-row table:style-name="Table1.38">
          <table:table-cell table:style-name="Table1.A2" office:value-type="string">
            <text:p text:style-name="P64">2:25 vanished</text:p>
          </table:table-cell>
          <table:table-cell table:style-name="Table1.A2" office:value-type="string">
            <text:p text:style-name="P41"/>
          </table:table-cell>
          <table:table-cell table:style-name="Table1.C2" office:value-type="string">
            <text:p text:style-name="P17">נעלמו</text:p>
            <text:p text:style-name="P17"><text:s text:c="2"/></text:p>
          </table:table-cell>
        </table:table-row>
        <table:table-row table:style-name="Table1.38">
          <table:table-cell table:style-name="Table1.A2" office:value-type="string">
            <text:p text:style-name="P64">They were dispersed all over</text:p>
          </table:table-cell>
          <table:table-cell table:style-name="Table1.A2" office:value-type="string">
            <text:p text:style-name="P41"/>
          </table:table-cell>
          <table:table-cell table:style-name="Table1.C2" office:value-type="string">
            <text:p text:style-name="P17"><text:span text:style-name="T43">הם</text:span> נפוצו ל<text:span text:style-name="T43">כל</text:span> עבר</text:p>
          </table:table-cell>
        </table:table-row>
        <text:soft-page-break/>
        <table:table-row table:style-name="Table1.38">
          <table:table-cell table:style-name="Table1.A2" office:value-type="string">
            <text:p text:style-name="P64">They became part of other nations of the world</text:p>
          </table:table-cell>
          <table:table-cell table:style-name="Table1.A2" office:value-type="string">
            <text:p text:style-name="P41"/>
          </table:table-cell>
          <table:table-cell table:style-name="Table1.C2" office:value-type="string">
            <text:p text:style-name="P17">נטמעו באומות אחרות</text:p>
          </table:table-cell>
        </table:table-row>
        <table:table-row table:style-name="Table1.38">
          <table:table-cell table:style-name="Table1.A2" office:value-type="string">
            <text:p text:style-name="P64">Only us, the</text:p>
          </table:table-cell>
          <table:table-cell table:style-name="Table1.A2" office:value-type="string">
            <text:p text:style-name="P43">רק <text:span text:style-name="T48">only</text:span></text:p>
          </table:table-cell>
          <table:table-cell table:style-name="Table1.C2" office:value-type="string">
            <text:p text:style-name="P17">רק <text:span text:style-name="T43">אנחנו</text:span></text:p>
          </table:table-cell>
        </table:table-row>
        <table:table-row table:style-name="Table1.38">
          <table:table-cell table:style-name="Table1.A2" office:value-type="string">
            <text:p text:style-name="P64">Jewish people,</text:p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17">ה<text:span text:style-name="T43">עם</text:span> ה<text:span text:style-name="T43">יהודי</text:span></text:p>
          </table:table-cell>
        </table:table-row>
        <table:table-row table:style-name="Table1.38">
          <table:table-cell table:style-name="Table1.A2" office:value-type="string">
            <text:p text:style-name="P64">Who were a mere leaf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17">שהיינו כעלה נידף</text:p>
          </table:table-cell>
        </table:table-row>
        <table:table-row table:style-name="Table1.38">
          <table:table-cell table:style-name="Table1.A2" office:value-type="string">
            <text:p text:style-name="P64">In the storm of exile</text:p>
          </table:table-cell>
          <table:table-cell table:style-name="Table1.A2" office:value-type="string">
            <text:p text:style-name="P46">גלות exile</text:p>
          </table:table-cell>
          <table:table-cell table:style-name="Table1.C2" office:value-type="string">
            <text:p text:style-name="P17">בסופת הגלות</text:p>
          </table:table-cell>
        </table:table-row>
        <table:table-row table:style-name="Table1.38">
          <table:table-cell table:style-name="Table1.A2" office:value-type="string">
            <text:p text:style-name="P64">We refused to vanish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17"><text:span text:style-name="T43">אנחנו</text:span> סירב<text:span text:style-name="T49">נו</text:span> <text:span text:style-name="T49">ל</text:span>היעלם</text:p>
          </table:table-cell>
        </table:table-row>
        <table:table-row table:style-name="Table1.38">
          <table:table-cell table:style-name="Table1.A2" office:value-type="string">
            <text:p text:style-name="P64">We refused to be part of other nations</text:p>
          </table:table-cell>
          <table:table-cell table:style-name="Table1.A2" office:value-type="string">
            <text:p text:style-name="P46"/>
          </table:table-cell>
          <table:table-cell table:style-name="Table1.C2" office:value-type="string">
            <text:p text:style-name="P17"><text:span text:style-name="T43">אנחנו</text:span> סירב<text:span text:style-name="T49">נו</text:span> <text:span text:style-name="T49">ל</text:span>היטמע</text:p>
          </table:table-cell>
        </table:table-row>
        <table:table-row table:style-name="Table1.38">
          <table:table-cell table:style-name="Table1.A2" office:value-type="string">
            <text:p text:style-name="P64"><text:span text:style-name="T51">2:49 <text:s/></text:span>We kept our faith to Zion</text:p>
          </table:table-cell>
          <table:table-cell table:style-name="Table1.A2" office:value-type="string">
            <text:p text:style-name="P47">ציון <text:span text:style-name="T50">Zion</text:span></text:p>
            <text:p text:style-name="P47">אמונים <text:span text:style-name="T50">Faith</text:span></text:p>
          </table:table-cell>
          <table:table-cell table:style-name="Table1.C2" office:value-type="string">
            <text:p text:style-name="P62"><text:span text:style-name="T10">אנחנו</text:span><text:span text:style-name="T8"> שמר</text:span><text:span text:style-name="T11">נו</text:span><text:span text:style-name="T8"> אמונים </text:span><text:span text:style-name="T11">ל</text:span><text:span text:style-name="T8">ציון</text:span></text:p>
          </table:table-cell>
        </table:table-row>
        <table:table-row table:style-name="Table1.52">
          <table:table-cell table:style-name="Table1.A2" office:value-type="string">
            <text:p text:style-name="P64">We dreamt of going back to Jerusalem</text:p>
          </table:table-cell>
          <table:table-cell table:style-name="Table1.A2" office:value-type="string">
            <text:p text:style-name="Text_20_body">Note: <text:span text:style-name="T52">No Anachnu.</text:span></text:p>
          </table:table-cell>
          <table:table-cell table:style-name="Table1.C2" office:value-type="string">
            <text:p text:style-name="P62"><text:span text:style-name="T14">חלמ</text:span><text:span text:style-name="T12">נו</text:span><text:span text:style-name="T13"> לחזור </text:span><text:span text:style-name="T2">לירושלים</text:span></text:p>
          </table:table-cell>
        </table:table-row>
        <table:table-row table:style-name="Table1.52">
          <table:table-cell table:style-name="Table1.A2" office:value-type="string">
            <text:p text:style-name="P64">And in Zion we once again grew <text:span text:style-name="T55">a strong stem</text:span>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9">וב<text:span text:style-name="T43">ציון</text:span> הצמח<text:span text:style-name="T43">נו</text:span> מחדש גזע חסון</text:p>
          </table:table-cell>
        </table:table-row>
        <table:table-row table:style-name="Table1.52">
          <table:table-cell table:style-name="Table1.A2" office:value-type="string">
            <text:p text:style-name="P64">The branches in our land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69">וענפים פורחים ב<text:span text:style-name="T43">ארצ</text:span><text:span text:style-name="T49">נו</text:span></text:p>
          </table:table-cell>
        </table:table-row>
        <table:table-row table:style-name="Table1.52">
          <table:table-cell table:style-name="Table1.A2" office:value-type="string">
            <text:p text:style-name="P64">In Eretz Israel – The state of Israel</text:p>
          </table:table-cell>
          <table:table-cell table:style-name="Table1.A2" office:value-type="string">
            <text:p text:style-name="P60"/>
          </table:table-cell>
          <table:table-cell table:style-name="Table1.C2" office:value-type="string">
            <text:p text:style-name="P59"><text:span text:style-name="T7">ארץ ישראל</text:span></text:p>
          </table:table-cell>
        </table:table-row>
        <table:table-row table:style-name="Table1.52">
          <table:table-cell table:style-name="Table1.A2" office:value-type="string">
            <text:p text:style-name="P64">Judea was destroyed in the year 70 ad</text:p>
          </table:table-cell>
          <table:table-cell table:style-name="Table1.A2" office:value-type="string">
            <text:p text:style-name="P60">לספירה <text:span text:style-name="T57">nach Chr.</text:span></text:p>
          </table:table-cell>
          <table:table-cell table:style-name="Table1.C2" office:value-type="string">
            <text:p text:style-name="P11"><text:span text:style-name="T56">ב</text:span><text:span text:style-name="T43">שנת</text:span> <text:span text:style-name="T3">70 </text:span>לספירה חרבה <text:span text:style-name="T43">יהודה</text:span></text:p>
          </table:table-cell>
        </table:table-row>
        <table:table-row table:style-name="Table1.52">
          <table:table-cell table:style-name="Table1.A2" office:value-type="string">
            <text:p text:style-name="P64">In the year 70 ad the menora’s light was turned off</text:p>
          </table:table-cell>
          <table:table-cell table:style-name="Table1.A2" office:value-type="string">
            <text:p text:style-name="P61">לספירה <text:span text:style-name="T57">nach Chr.</text:span></text:p>
          </table:table-cell>
          <table:table-cell table:style-name="Table1.C2" office:value-type="string">
            <text:p text:style-name="P11"><text:span text:style-name="T56">ב</text:span><text:span text:style-name="T43">שנת</text:span> <text:span text:style-name="T3">70 </text:span>לספירה כבתה ה<text:span text:style-name="T43">מנורה</text:span></text:p>
          </table:table-cell>
        </table:table-row>
        <table:table-row table:style-name="Table1.52">
          <table:table-cell table:style-name="Table1.A2" office:value-type="string">
            <text:p text:style-name="P64">But today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11"><text:span text:style-name="T43">אבל</text:span> ה<text:span text:style-name="T43">יום</text:span></text:p>
          </table:table-cell>
        </table:table-row>
        <table:table-row table:style-name="Table1.52">
          <table:table-cell table:style-name="Table1.A2" office:value-type="string">
            <text:p text:style-name="P64">The 70<text:span text:style-name="T58">th</text:span> year of Israeli Independence</text:p>
          </table:table-cell>
          <table:table-cell table:style-name="Table1.A2" office:value-type="string">
            <text:p text:style-name="P13">עצמאות <text:span text:style-name="T68">Independence</text:span></text:p>
          </table:table-cell>
          <table:table-cell table:style-name="Table1.C2" office:value-type="string">
            <text:p text:style-name="P11">ב<text:span text:style-name="T43">שנת</text:span> <text:span text:style-name="T3">70 </text:span>לעצמאות <text:span text:style-name="T43">ישראל</text:span></text:p>
          </table:table-cell>
        </table:table-row>
        <table:table-row table:style-name="Table1.52">
          <table:table-cell table:style-name="Table1.A2" office:value-type="string">
            <text:p text:style-name="P64">The menorah is our symbol</text:p>
          </table:table-cell>
          <table:table-cell table:style-name="Table1.A2" office:value-type="string">
            <text:p text:style-name="P61">מדינת <text:span text:style-name="T57">country</text:span></text:p>
          </table:table-cell>
          <table:table-cell table:style-name="Table1.C2" office:value-type="string">
            <text:p text:style-name="P11">ה<text:span text:style-name="T43">מנורה</text:span> <text:span text:style-name="T43">היא</text:span> <text:span text:style-name="T43">סמל</text:span> <text:span text:style-name="T49">מ</text:span>דינת<text:span text:style-name="T49">נו</text:span></text:p>
          </table:table-cell>
        </table:table-row>
        <table:table-row table:style-name="Table1.52">
          <table:table-cell table:style-name="Table1.A2" office:value-type="string">
            <text:p text:style-name="P64">And it is stronger than ever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11">ואורותיה חזקים מתמיד</text:p>
          </table:table-cell>
        </table:table-row>
        <table:table-row table:style-name="Table1.52">
          <table:table-cell table:style-name="Table1.A2" office:value-type="string">
            <text:p text:style-name="P64">As Isaiah said</text:p>
          </table:table-cell>
          <table:table-cell table:style-name="Table1.A2" office:value-type="string">
            <text:p text:style-name="P14">ישעיהוIsaiah</text:p>
            <text:p text:style-name="P14">נביאprophet </text:p>
            <text:p text:style-name="P14">כדברas says</text:p>
          </table:table-cell>
          <table:table-cell table:style-name="Table1.C2" office:value-type="string">
            <text:p text:style-name="P14">כ<text:span text:style-name="T43">דבר</text:span> הנביא ישעיהו</text:p>
          </table:table-cell>
        </table:table-row>
        <table:table-row table:style-name="Table1.52">
          <table:table-cell table:style-name="Table1.A2" office:value-type="string">
            <text:p text:style-name="P64">Show the light, because your light is now on</text:p>
          </table:table-cell>
          <table:table-cell table:style-name="Table1.A2" office:value-type="string">
            <text:p text:style-name="P15">כי <text:span text:style-name="T59">because</text:span></text:p>
            <text:p text:style-name="P15">אור <text:span text:style-name="T59">light</text:span></text:p>
          </table:table-cell>
          <table:table-cell table:style-name="Table1.C2" office:value-type="string">
            <text:p text:style-name="P14">קומי<text:span text:style-name="T3">, </text:span>אורי<text:span text:style-name="T3">, </text:span><text:span text:style-name="T43">כי</text:span> בא אורך</text:p>
          </table:table-cell>
        </table:table-row>
        <table:table-row table:style-name="Table1.52">
          <table:table-cell table:style-name="Table1.A2" office:value-type="string">
            <text:p text:style-name="P64">Citizens of Israel</text:p>
          </table:table-cell>
          <table:table-cell table:style-name="Table1.A2" office:value-type="string">
            <text:p text:style-name="P15">אזרח <text:span text:style-name="T59">citizen</text:span></text:p>
          </table:table-cell>
          <table:table-cell table:style-name="Table1.C2" office:value-type="string">
            <text:p text:style-name="P14">אזרחי <text:span text:style-name="T43">ישראל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64">Today</text:p>
          </table:table-cell>
          <table:table-cell table:style-name="Table1.A2" office:value-type="string">
            <text:p text:style-name="P15">גם <text:span text:style-name="T59">also</text:span></text:p>
          </table:table-cell>
          <table:table-cell table:style-name="Table1.C2" office:value-type="string">
            <text:p text:style-name="P14">גם ה<text:span text:style-name="T43">יום</text:span></text:p>
          </table:table-cell>
        </table:table-row>
        <table:table-row table:style-name="Table1.52">
          <table:table-cell table:style-name="Table1.A2" office:value-type="string">
            <text:p text:style-name="P64">There are those who want to kill off the light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<text:span text:style-name="T43">יש</text:span> מי שרוצה לכבות <text:span text:style-name="T43">את</text:span> ה<text:span text:style-name="T43">מנורה</text:span></text:p>
          </table:table-cell>
        </table:table-row>
        <table:table-row table:style-name="Table1.52">
          <table:table-cell table:style-name="Table1.A2" office:value-type="string">
            <text:p text:style-name="P65">To turn off the light penetrating from Zion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לכבות את האור שבוקע מ<text:span text:style-name="T43">ציון</text:span></text:p>
          </table:table-cell>
        </table:table-row>
        <table:table-row table:style-name="Table1.52">
          <table:table-cell table:style-name="Table1.A2" office:value-type="string">
            <text:p text:style-name="P65">I assure you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<text:span text:style-name="T43">אני</text:span> מבטיח ל<text:span text:style-name="T25">כם</text:span></text:p>
          </table:table-cell>
        </table:table-row>
        <table:table-row table:style-name="Table1.52">
          <table:table-cell table:style-name="Table1.A2" office:value-type="string">
            <text:p text:style-name="P65">This will not happen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<text:span text:style-name="T43">זה</text:span> <text:span text:style-name="T43">לא</text:span> יקרה</text:p>
          </table:table-cell>
        </table:table-row>
        <table:table-row table:style-name="Table1.52">
          <table:table-cell table:style-name="Table1.A2" office:value-type="string">
            <text:p text:style-name="P65">This is not going to happen because our light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<text:span text:style-name="T43">זה</text:span> <text:span text:style-name="T43">לא</text:span> יקרה משום שה<text:span text:style-name="T43">אור</text:span> <text:span text:style-name="T43">שלנו</text:span></text:p>
          </table:table-cell>
        </table:table-row>
        <table:table-row table:style-name="Table1.52">
          <table:table-cell table:style-name="Table1.A2" office:value-type="string">
            <text:p text:style-name="P65">Will always be stronger than their darknes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4">תמיד יגבר <text:span text:style-name="T43">על</text:span> החושך <text:span text:style-name="T43">שלהם</text:span></text:p>
          </table:table-cell>
        </table:table-row>
        <table:table-row table:style-name="Table1.52">
          <table:table-cell table:style-name="Table1.A2" office:value-type="string">
            <text:p text:style-name="P68">When David Ben-Gurion</text:p>
          </table:table-cell>
          <table:table-cell table:style-name="Table1.A2" office:value-type="string">
            <text:p text:style-name="P70">כש <text:span text:style-name="T60">when</text:span></text:p>
          </table:table-cell>
          <table:table-cell table:style-name="Table1.C2" office:value-type="string">
            <text:p text:style-name="P70">כש<text:span text:style-name="T43">דוד</text:span> <text:span text:style-name="T43">בן</text:span> <text:span text:style-name="T43">גוריון</text:span></text:p>
          </table:table-cell>
        </table:table-row>
        <table:table-row table:style-name="Table1.52">
          <table:table-cell table:style-name="Table1.A2" office:value-type="string">
            <text:p text:style-name="P66">declared the establishment of the state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70">הכריז על הקמת המדינה</text:p>
          </table:table-cell>
        </table:table-row>
        <table:table-row table:style-name="Table1.52">
          <table:table-cell table:style-name="Table1.A2" office:value-type="string">
            <text:p text:style-name="P67">He didn’t flinch from the proclamation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 table:style-name="Table1.52">
          <table:table-cell table:style-name="Table1.A2" office:value-type="string">
            <text:p text:style-name="P66">Even when he knew</text:p>
          </table:table-cell>
          <table:table-cell table:style-name="Table1.A2" office:value-type="string">
            <text:p text:style-name="P70">כש <text:span text:style-name="T60">when</text:span></text:p>
          </table:table-cell>
          <table:table-cell table:style-name="Table1.C2" office:value-type="string">
            <text:p text:style-name="P70"><text:span text:style-name="T43">גם</text:span> כשהוא <text:span text:style-name="T43">ידע</text:span></text:p>
          </table:table-cell>
        </table:table-row>
        <table:table-row table:style-name="Table1.52">
          <table:table-cell table:style-name="Table1.A2" office:value-type="string">
            <text:p text:style-name="P4">That this was going to entail fearsome war</text:p>
            <text:p text:style-name="P66"/>
          </table:table-cell>
          <table:table-cell table:style-name="Table1.A2" office:value-type="string">
            <text:p text:style-name="P70">היא <text:span text:style-name="T60">sie / ist</text:span></text:p>
            <text:p text:style-name="P70">ש <text:span text:style-name="T60">this</text:span></text:p>
          </table:table-cell>
          <table:table-cell table:style-name="Table1.C2" office:value-type="string">
            <text:p text:style-name="P70">שהיא כרוכה במלחמה קשה</text:p>
          </table:table-cell>
        </table:table-row>
        <table:table-row table:style-name="Table1.52">
          <table:table-cell table:style-name="Table1.A2" office:value-type="string">
            <text:p text:style-name="P4">Against those who wanted to prevent <text:span text:style-name="T60">our revival</text:span></text:p>
            <text:p text:style-name="P4"/>
          </table:table-cell>
          <table:table-cell table:style-name="Table1.A2" office:value-type="string">
            <text:p text:style-name="P71">מול against</text:p>
            <text:p text:style-name="P70">תקומת <text:span text:style-name="T60">revival</text:span></text:p>
          </table:table-cell>
          <table:table-cell table:style-name="Table1.C2" office:value-type="string">
            <text:p text:style-name="P70">מול אלה שרצו למנוע <text:span text:style-name="T43">את</text:span> תקומת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4">And even today, we do not deter from a struggle</text:p>
            <text:p text:style-name="P4"/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><text:span text:style-name="T43">גם</text:span> <text:span text:style-name="T43">אנחנו</text:span> ה<text:span text:style-name="T43">יום</text:span> אינ<text:span text:style-name="T43">נו</text:span> נרתעים ממאבק</text:p>
          </table:table-cell>
        </table:table-row>
        <table:table-row table:style-name="Table1.52">
          <table:table-cell table:style-name="Table1.A2" office:value-type="string">
            <text:p text:style-name="P4">Against those who want to annihilate us</text:p>
            <text:p text:style-name="P4"/>
          </table:table-cell>
          <table:table-cell table:style-name="Table1.A2" office:value-type="string">
            <text:p text:style-name="P71">מול against</text:p>
          </table:table-cell>
          <table:table-cell table:style-name="Table1.C2" office:value-type="string">
            <text:p text:style-name="P71">מול אלה שחותרים<text:span text:style-name="T53"> ל</text:span>הכחיד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4">Because we know that protecting ourselves</text:p>
          </table:table-cell>
          <table:table-cell table:style-name="Table1.A2" office:value-type="string">
            <text:p text:style-name="P72">עצמ<text:span text:style-name="T53">נו </text:span><text:span text:style-name="T54">ourseelves</text:span></text:p>
          </table:table-cell>
          <table:table-cell table:style-name="Table1.C2" office:value-type="string">
            <text:p text:style-name="P71"><text:span text:style-name="T43">כי</text:span> <text:span text:style-name="T43">אנחנו</text:span> <text:span text:style-name="T43">יודעים</text:span> שלהגן <text:span text:style-name="T43">על</text:span> עצמ<text:span text:style-name="T53">נו</text:span></text:p>
          </table:table-cell>
        </table:table-row>
        <table:table-row table:style-name="Table1.52">
          <table:table-cell table:style-name="Table1.A2" office:value-type="string">
            <text:p text:style-name="P4">By ourselves – this is the essence of independence</text:p>
          </table:table-cell>
          <table:table-cell table:style-name="Table1.A2" office:value-type="string">
            <text:p text:style-name="P51">עצמאות <text:span text:style-name="T68">Independence</text:span></text:p>
          </table:table-cell>
          <table:table-cell table:style-name="Table1.C2" office:value-type="string">
            <text:p text:style-name="P71">בכוחות עצמנו זוהי תמצית העצמאות</text:p>
          </table:table-cell>
        </table:table-row>
        <table:table-row table:style-name="Table1.52">
          <table:table-cell table:style-name="Table1.A2" office:value-type="string">
            <text:p text:style-name="P4">We are adamant <text:span text:style-name="T61">as ever</text:span></text:p>
          </table:table-cell>
          <table:table-cell table:style-name="Table1.A2" office:value-type="string">
            <text:p text:style-name="P76">adamant = hartnäckig</text:p>
            <text:p text:style-name="P73">תמיד <text:span text:style-name="T61">always</text:span></text:p>
          </table:table-cell>
          <table:table-cell table:style-name="Table1.C2" office:value-type="string">
            <text:p text:style-name="P71"><text:span text:style-name="T43">אנחנו</text:span> נחושים <text:span text:style-name="T43">כ</text:span>תמיד</text:p>
          </table:table-cell>
        </table:table-row>
        <table:table-row table:style-name="Table1.52">
          <table:table-cell table:style-name="Table1.A2" office:value-type="string">
            <text:p text:style-name="P4">We are stronger than ever</text:p>
          </table:table-cell>
          <table:table-cell table:style-name="Table1.A2" office:value-type="string">
            <text:p text:style-name="P73">תמיד <text:span text:style-name="T61">always</text:span><text:soft-page-break/></text:p>
          </table:table-cell>
          <table:table-cell table:style-name="Table1.C2" office:value-type="string">
            <text:p text:style-name="P71"><text:span text:style-name="T43">אנחנו</text:span> חזקים <text:span text:style-name="T43">מ</text:span>תמיד<text:soft-page-break/></text:p>
          </table:table-cell>
        </table:table-row>
        <table:table-row table:style-name="Table1.52">
          <table:table-cell table:style-name="Table1.A2" office:value-type="string">
            <text:p text:style-name="P4">The secret of our power is in our connections,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71">סוד כוח<text:span text:style-name="T43">נו</text:span> טמון בלכידות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5">In the justness of our cause</text:p>
          </table:table-cell>
          <table:table-cell table:style-name="Table1.A2" office:value-type="string">
            <text:p text:style-name="P74">דֶרֶך <text:span text:style-name="T62">way</text:span></text:p>
            <text:p text:style-name="P74">צדק <text:span text:style-name="T61">Justice / Jupiter</text:span></text:p>
          </table:table-cell>
          <table:table-cell table:style-name="Table1.C2" office:value-type="string">
            <text:p text:style-name="P71"><text:span text:style-name="T43">ב</text:span>צדקת דרכ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4">In our soldiers</text:p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71"><text:span text:style-name="T43">ב</text:span>לוחמי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4">The wonderful Maccabees of our day</text:p>
          </table:table-cell>
          <table:table-cell table:style-name="Table1.A2" office:value-type="string">
            <text:p text:style-name="P75">מכבים<text:span text:style-name="T63">Maccabees</text:span></text:p>
          </table:table-cell>
          <table:table-cell table:style-name="Table1.C2" office:value-type="string">
            <text:p text:style-name="P71">המכבים המופלאים <text:span text:style-name="T43">של</text:span> <text:span text:style-name="T43">ימ</text:span>י<text:span text:style-name="T43">נו</text:span></text:p>
          </table:table-cell>
        </table:table-row>
        <table:table-row table:style-name="Table1.52">
          <table:table-cell table:style-name="Table1.A2" office:value-type="string">
            <text:p text:style-name="P4">That love of country</text:p>
          </table:table-cell>
          <table:table-cell table:style-name="Table1.A2" office:value-type="string">
            <text:p text:style-name="P75">לֶאֱהוֹב<text:span text:style-name="T63">to love</text:span></text:p>
          </table:table-cell>
          <table:table-cell table:style-name="Table1.C2" office:value-type="string">
            <text:p text:style-name="P71"><text:span text:style-name="T43">ש</text:span>אהבת ה<text:span text:style-name="T43">מדינה</text:span></text:p>
          </table:table-cell>
        </table:table-row>
        <table:table-row table:style-name="Table1.52">
          <table:table-cell table:style-name="Table1.A2" office:value-type="string">
            <text:p text:style-name="P6">is in their veins</text:p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71">מפעמת <text:span text:style-name="T43">ב</text:span><text:span text:style-name="T65">הם</text:span></text:p>
          </table:table-cell>
        </table:table-row>
        <table:table-row table:style-name="Table1.52">
          <table:table-cell table:style-name="Table1.A2" office:value-type="string">
            <text:p text:style-name="P6">This is the fate of the battle that has been on their shoulders.</text:p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71"/>
          </table:table-cell>
        </table:table-row>
        <table:table-row table:style-name="Table1.52">
          <table:table-cell table:style-name="Table1.A2" office:value-type="string">
            <text:p text:style-name="P6">If we need to protect ourselves</text:p>
          </table:table-cell>
          <table:table-cell table:style-name="Table1.A2" office:value-type="string">
            <text:p text:style-name="P77">עצמנו<text:span text:style-name="T63">ourselvse </text:span></text:p>
            <text:p text:style-name="P75">אם<text:span text:style-name="T63">if</text:span></text:p>
          </table:table-cell>
          <table:table-cell table:style-name="Table1.C2" office:value-type="string">
            <text:p text:style-name="P71">אם נידרש להגן <text:span text:style-name="T43">על</text:span> <text:span text:style-name="T53">עצמנו</text:span></text:p>
          </table:table-cell>
        </table:table-row>
        <table:table-row table:style-name="Table1.52">
          <table:table-cell table:style-name="Table1.A2" office:value-type="string">
            <text:p text:style-name="P6">We will stand to the challenge</text:p>
            <text:p text:style-name="P6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71">נעמוד באתגר</text:p>
          </table:table-cell>
        </table:table-row>
        <table:table-row table:style-name="Table1.52">
          <table:table-cell table:style-name="Table1.A2" office:value-type="string">
            <text:p text:style-name="P6">And ensure the eternity of Israel</text:p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"><text:span text:style-name="T7">ונבטיח </text:span><text:span text:style-name="T43">את</text:span><text:span text:style-name="T7"> נצח </text:span><text:span text:style-name="T43">ישראל</text:span></text:p>
          </table:table-cell>
        </table:table-row>
        <table:table-row table:style-name="Table1.52">
          <table:table-cell table:style-name="Table1.A2" office:value-type="string">
            <text:p text:style-name="P6">Dear friends / <text:span text:style-name="T67">Distinguished guests</text:span></text:p>
          </table:table-cell>
          <table:table-cell table:style-name="Table1.A2" office:value-type="string">
            <text:p text:style-name="P52">ידיד <text:span text:style-name="T66">Friend</text:span></text:p>
          </table:table-cell>
          <table:table-cell table:style-name="Table1.C2" office:value-type="string">
            <text:p text:style-name="P11">מכובדיי וידידיי</text:p>
          </table:table-cell>
        </table:table-row>
        <table:table-row table:style-name="Table1.52">
          <table:table-cell table:style-name="Table1.A2" office:value-type="string">
            <text:p text:style-name="P7">Not in parchment, nor in ink</text:p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"><text:span text:style-name="T43">לא</text:span> <text:span text:style-name="T43">על</text:span> קלף ו<text:span text:style-name="T43">לא</text:span> בדיו</text:p>
          </table:table-cell>
        </table:table-row>
        <table:table-row table:style-name="Table1.52">
          <table:table-cell table:style-name="Table1.A2" office:value-type="string">
            <text:p text:style-name="P7">Was written the Scroll of Independence</text:p>
            <text:p text:style-name="P7"/>
          </table:table-cell>
          <table:table-cell table:style-name="Table1.A2" office:value-type="string">
            <text:p text:style-name="P53">עצמאות <text:span text:style-name="T68">Independence</text:span></text:p>
            <text:p text:style-name="P53">לִכתוֹב <text:span text:style-name="T68">to write</text:span></text:p>
          </table:table-cell>
          <table:table-cell table:style-name="Table1.C2" office:value-type="string">
            <text:p text:style-name="P11">נכתבה <text:span text:style-name="T43">מגילת</text:span> העצמאות</text:p>
          </table:table-cell>
        </table:table-row>
        <table:table-row table:style-name="Table1.52">
          <table:table-cell table:style-name="Table1.A2" office:value-type="string">
            <text:p text:style-name="P7">But rather in the blood of our sons and daughters</text:p>
          </table:table-cell>
          <table:table-cell table:style-name="Table1.A2" office:value-type="string">
            <text:p text:style-name="P54">לִכתוֹב <text:span text:style-name="T68">to write</text:span></text:p>
            <text:p text:style-name="P54">בַּת <text:span text:style-name="T69">daughter</text:span></text:p>
          </table:table-cell>
          <table:table-cell table:style-name="Table1.C2" office:value-type="string">
            <text:p text:style-name="P11">היא נכתבה <text:span text:style-name="T65">ב</text:span><text:span text:style-name="T43">דם</text:span> <text:span text:style-name="T43">בנ</text:span>י<text:span text:style-name="T65">נו</text:span> ובנותי<text:span text:style-name="T65">נו</text:span></text:p>
          </table:table-cell>
        </table:table-row>
        <table:table-row table:style-name="Table1.52">
          <table:table-cell table:style-name="Table1.A2" office:value-type="string">
            <text:p text:style-name="P8">And in the heroism of the defenders of the nation.</text:p>
          </table:table-cell>
          <table:table-cell table:style-name="Table1.A2" office:value-type="string">
            <text:p text:style-name="P87">מדינת <text:span text:style-name="T57">country</text:span></text:p>
          </table:table-cell>
          <table:table-cell table:style-name="Table1.C2" office:value-type="string">
            <text:p text:style-name="P11">ובגבורתם <text:span text:style-name="T43">של</text:span> מגיני המדינה</text:p>
          </table:table-cell>
        </table:table-row>
        <table:table-row table:style-name="Table1.52">
          <table:table-cell table:style-name="Table1.A2" office:value-type="string">
            <text:p text:style-name="P8">from 1948 until today</text:p>
          </table:table-cell>
          <table:table-cell table:style-name="Table1.A2" office:value-type="string">
            <text:p text:style-name="P56">עד <text:span text:style-name="T74">until</text:span></text:p>
            <text:p text:style-name="P55">תש<text:span text:style-name="T22">"</text:span>ח <text:span text:style-name="T73">1</text:span><text:span text:style-name="T71">948</text:span><text:span text:style-name="T72"> = 5708</text:span></text:p>
          </table:table-cell>
          <table:table-cell table:style-name="Table1.C2" office:value-type="string">
            <text:p text:style-name="P11"><text:span text:style-name="T43">מ</text:span>תש<text:span text:style-name="T3">"</text:span>ח ועד ה<text:span text:style-name="T43">יום</text:span></text:p>
          </table:table-cell>
        </table:table-row>
        <table:table-row table:style-name="Table1.52">
          <table:table-cell table:style-name="Table1.A2" office:value-type="string">
            <text:p text:style-name="P8">All those that serve</text:p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"><text:span text:style-name="T65">ל</text:span><text:span text:style-name="T43">כל</text:span> המשרתים והמשרתות</text:p>
          </table:table-cell>
        </table:table-row>
        <table:table-row table:style-name="Table1.52">
          <table:table-cell table:style-name="Table1.A2" office:value-type="string">
            <text:p text:style-name="P8">In the IDF and all other security forces</text:p>
          </table:table-cell>
          <table:table-cell table:style-name="Table1.A2" office:value-type="string">
            <text:p text:style-name="P57">צה<text:span text:style-name="T22">"</text:span>ל <text:span text:style-name="T75">IDF</text:span></text:p>
          </table:table-cell>
          <table:table-cell table:style-name="Table1.C2" office:value-type="string">
            <text:p text:style-name="P11"><text:span text:style-name="T65">ב</text:span>צה<text:span text:style-name="T3">"</text:span>ל ובכוחות הביטחון</text:p>
          </table:table-cell>
        </table:table-row>
        <table:table-row table:style-name="Table1.52">
          <table:table-cell table:style-name="Table1.A2" office:value-type="string">
            <text:p text:style-name="P8">I salute you</text:p>
          </table:table-cell>
          <table:table-cell table:style-name="Table1.A2" office:value-type="string">
            <text:p text:style-name="P57">מצדיע <text:span text:style-name="T75">salute</text:span></text:p>
          </table:table-cell>
          <table:table-cell table:style-name="Table1.C2" office:value-type="string">
            <text:p text:style-name="P11"><text:span text:style-name="T43">אני</text:span> <text:span text:style-name="T78">מצדיע</text:span> <text:span text:style-name="T65">ל</text:span><text:span text:style-name="T43">כם</text:span></text:p>
          </table:table-cell>
        </table:table-row>
        <table:table-row table:style-name="Table1.52">
          <table:table-cell table:style-name="Table1.A2" office:value-type="string">
            <text:p text:style-name="P8">All the people of Israel salute you</text:p>
          </table:table-cell>
          <table:table-cell table:style-name="Table1.A2" office:value-type="string">
            <text:p text:style-name="P57">מצדיע <text:span text:style-name="T75">salute</text:span></text:p>
          </table:table-cell>
          <table:table-cell table:style-name="Table1.C2" office:value-type="string">
            <text:p text:style-name="P12"><text:span text:style-name="T43">כל</text:span> ה<text:span text:style-name="T43">עם</text:span> <text:span text:style-name="T78">מצדיע</text:span> <text:span text:style-name="T65">ל</text:span><text:span text:style-name="T43">כם</text:span></text:p>
          </table:table-cell>
        </table:table-row>
        <text:soft-page-break/>
        <table:table-row table:style-name="Table1.52">
          <table:table-cell table:style-name="Table1.A2" office:value-type="string">
            <text:p text:style-name="P9"><text:span text:style-name="T79">6:19 </text:span>Das ganze Volk liebt euch</text:p>
          </table:table-cell>
          <table:table-cell table:style-name="Table1.A2" office:value-type="string">
            <text:p text:style-name="P57">אוהב <text:span text:style-name="T75">love</text:span></text:p>
          </table:table-cell>
          <table:table-cell table:style-name="Table1.C2" office:value-type="string">
            <text:p text:style-name="P12">ו<text:span text:style-name="T43">כל</text:span> ה<text:span text:style-name="T43">עם</text:span> אוהב <text:span text:style-name="T65">את</text:span><text:span text:style-name="T43">כם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17:34.603842135</meta:creation-date>
    <dc:date>2018-04-24T09:05:56.287272973</dc:date>
    <meta:editing-duration>PT4H16M43S</meta:editing-duration>
    <meta:editing-cycles>68</meta:editing-cycles>
    <meta:generator>LibreOffice/6.0.3.2$Linux_X86_64 LibreOffice_project/00m0$Build-2</meta:generator>
    <meta:document-statistic meta:table-count="1" meta:image-count="0" meta:object-count="0" meta:page-count="6" meta:paragraph-count="311" meta:word-count="1197" meta:character-count="6429" meta:non-whitespace-character-count="5526"/>
  </office:meta>
</office:document-meta>
</file>